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5.4pt" fo:break-before="auto" style:use-optimal-row-height="true"/>
    </style:style>
    <style:style style:name="ro5" style:family="table-row">
      <style:table-row-properties style:row-height="57.9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30.56pt" fo:break-before="auto" style:use-optimal-row-height="true"/>
    </style:style>
    <style:style style:name="ro8" style:family="table-row">
      <style:table-row-properties style:row-height="16.21pt" fo:break-before="auto" style:use-optimal-row-height="fals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35.46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Marcelo Moren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10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Quitar el nombre del docente de los revisores.</text:p>
          </table:table-cell>
          <table:table-cell table:style-name="ce31" office:value-type="string" calcext:value-type="string">
            <text:p>Retirado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 office:value-type="string" calcext:value-type="string">
            <text:p>OK/ Campo vendedor 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 office:value-type="string" calcext:value-type="string">
            <text:p>OK / Varios datasheets asignados</text:p>
          </table:table-cell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3">
            <text:p>Cometarios</text:p>
          </table:table-cell>
          <table:table-cell table:style-name="ce24" office:value-type="string" calcext:value-type="string">
            <text:p>Si bien el docente es un revisor, él recomienda no colocar su nombre en el rótulo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Errors were encountered loading footprints:</text:p>
            <text:p>IO_ERROR: Unable to open filename '/home/marcelo/Documentos/KiCad/HC05_PONCHO_PICO_NXP/lib/PJ-002AH-SMT-TR/PJ-002AH-SMT-TR.mod' for reading from /build/kicad-7ul3gx/kicad-4.0.6+e0/kicad/common/richio.cpp : FILE_LINE_READER() : line 192</text:p>
            <text:p>IO_ERROR: Unable to open filename “ERROR DURANTE LA APERTURA DEL Cvpcb Para analizar Footprints”</text:p>
          </table:table-cell>
          <table:table-cell table:style-name="ce21" office:value-type="string" calcext:value-type="string">
            <text:p>Ninguna.</text:p>
          </table:table-cell>
          <table:table-cell table:style-name="ce21" office:value-type="string" calcext:value-type="string">
            <text:p>Se interpreta error local del revisor.</text:p>
          </table:table-cell>
          <table:table-cell table:number-columns-repeated="251"/>
        </table:table-row>
        <table:table-row table:style-name="ro5">
          <table:covered-table-cell table:style-name="ce8"/>
          <table:covered-table-cell table:style-name="ce13"/>
          <table:table-cell table:style-name="ce24" office:value-type="string" calcext:value-type="string">
            <text:p>La comunicación I2C no necesita resistores pull-up? En caso de que se planee dejar que la placa de expansión u otra placa las tenga agregar una referencia de ayuda para facilitar al futuro diseñador.</text:p>
          </table:table-cell>
          <table:table-cell table:style-name="ce21" office:value-type="string" calcext:value-type="string">
            <text:p>Se agrega comentario en el esquemático</text:p>
          </table:table-cell>
          <table:table-cell table:style-name="ce21" office:value-type="string" calcext:value-type="string">
            <text:p>La EDU-CIAA posee resistencias pull-up en las líneas correspondientes. Se considera buena idea agregar cometario sobre el tema en el esquemático.</text:p>
          </table:table-cell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 office:value-type="string" calcext:value-type="string">
            <text:p>OK/ Ningún error.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7"/>
          <table:table-cell table:number-columns-repeated="251"/>
        </table:table-row>
        <table:table-row table:style-name="ro6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OK/ Biblioteca autocontenida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24"/>
          <table:table-cell table:style-name="ce35"/>
          <table:table-cell table:number-columns-repeated="251"/>
        </table:table-row>
        <table:table-row table:style-name="ro7">
          <table:table-cell table:style-name="ce11" office:value-type="string" calcext:value-type="string" table:number-columns-spanned="1" table:number-rows-spanned="18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OK “Corregir la palabra Grilla”</text:p>
          </table:table-cell>
          <table:table-cell table:style-name="ce24"/>
          <table:table-cell table:style-name="ce38"/>
          <table:table-cell table:number-columns-repeated="251"/>
        </table:table-row>
        <table:table-row table:style-name="ro8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OK/ Quitar al docente</text:p>
          </table:table-cell>
          <table:table-cell table:style-name="ce24"/>
          <table:table-cell table:style-name="ce39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 office:value-type="string" calcext:value-type="string">
            <text:p>Min 0.30mm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OK 3 por cara</text:p>
          </table:table-cell>
          <table:table-cell table:style-name="ce24"/>
          <table:table-cell table:style-name="ce33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 office:value-type="string" calcext:value-type="string">
            <text:p>Alta prolijidad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 office:value-type="string" calcext:value-type="string">
            <text:p>Teclado elegante, lógo CIAA, poncho y open-source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 office:value-type="string" calcext:value-type="string">
            <text:p>86x137 mm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 office:value-type="string" calcext:value-type="string">
            <text:p>Alta prolijidad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OK/ Funcional.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9">
          <table:covered-table-cell table:style-name="ce8"/>
          <table:table-cell table:style-name="ce13" office:value-type="string" calcext:value-type="string" table:number-columns-spanned="1" table:number-rows-spanned="2">
            <text:p>Comentarios</text:p>
          </table:table-cell>
          <table:table-cell table:style-name="ce27" office:value-type="string" calcext:value-type="string">
            <text:p>Por qué no se coloca todo un plano de cobre en Front PCB? Solo es una consulta.</text:p>
          </table:table-cell>
          <table:table-cell table:style-name="ce27" office:value-type="string" calcext:value-type="string">
            <text:p>Ninguna.</text:p>
          </table:table-cell>
          <table:table-cell table:style-name="ce27" office:value-type="string" calcext:value-type="string">
            <text:p>Se considera que el plano superiorresultaría muy “cortado” por las líneas de ruteo de dicha capa y el esfuerzo excedería los beneficios.</text:p>
          </table:table-cell>
          <table:table-cell table:number-columns-repeated="251"/>
        </table:table-row>
        <table:table-row table:style-name="ro10">
          <table:covered-table-cell table:style-name="ce8"/>
          <table:covered-table-cell table:style-name="ce13"/>
          <table:table-cell table:style-name="ce27" office:value-type="string" calcext:value-type="string">
            <text:p>Se recomienda usar bordes cuadrados para facilitar la fabricación.</text:p>
          </table:table-cell>
          <table:table-cell table:style-name="ce27" office:value-type="string" calcext:value-type="string">
            <text:p>Ninguna.</text:p>
          </table:table-cell>
          <table:table-cell table:style-name="ce27" office:value-type="string" calcext:value-type="string">
            <text:p>A pesar de encarecer el proceso de fabricación, se busca mantener el factor de forma de la EDU-CIAA.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36"/>
          <table:table-cell table:number-columns-repeated="252"/>
        </table:table-row>
        <table:table-row table:style-name="ro1" table:number-rows-repeated="96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7:22:56.566433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3T21:25:55.630745850</dc:date>
    <meta:editing-duration>P1DT4H41M38S</meta:editing-duration>
    <meta:editing-cycles>21</meta:editing-cycles>
    <meta:document-statistic meta:table-count="1" meta:cell-count="90" meta:object-count="0"/>
  </office:meta>
</office:document-meta>
</file>